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.31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1.505cm"/>
    </style:style>
    <style:style style:name="co6" style:family="table-column">
      <style:table-column-properties fo:break-before="auto" style:column-width="1.15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1.75cm"/>
    </style:style>
    <style:style style:name="ro1" style:family="table-row">
      <style:table-row-properties style:row-height="0.515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071c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071c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71c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071c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diagonal-bl-tr="none" style:diagonal-tl-br="none" fo:border="0.06pt solid #000000" fo:padding="0.071cm" style:rotation-align="none"/>
    </style:style>
    <style:style style:name="ce17" style:family="table-cell" style:parent-style-name="Default">
      <style:table-cell-properties fo:background-color="#99cc00" fo:padding="0.071cm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071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071cm" style:rotation-align="none"/>
    </style:style>
    <style:style style:name="gr1" style:family="graphic">
      <style:graphic-properties draw:stroke="solid" svg:stroke-width="0.026cm" svg:stroke-color="#b2b2b2" svg:stroke-opacity="100%" draw:stroke-linejoin="round" draw:fill="solid" draw:fill-color="#ffff99" draw:textarea-horizontal-align="justify" draw:textarea-vertical-align="top" draw:auto-grow-height="false" fo:min-height="1.774cm" fo:min-width="15.728cm" fo:padding-top="0.1cm" fo:padding-bottom="0.1cm" fo:padding-left="0.1cm" fo:padding-right="0.1cm" fo:wrap-option="wrap" draw:shadow-color="#808080"/>
      <style:paragraph-properties style:writing-mode="lr-tb"/>
    </style:style>
    <style:style style:name="gr2" style:family="graphic">
      <style:graphic-properties draw:stroke="none" draw:fill="solid" draw:fill-color="#81d41a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stroke="solid" svg:stroke-width="0.026cm" svg:stroke-color="#b2b2b2" svg:stroke-opacity="100%" draw:stroke-linejoin="round" draw:fill="solid" draw:fill-color="#ffff99" draw:textarea-horizontal-align="justify" draw:textarea-vertical-align="top" draw:auto-grow-height="false" fo:min-height="3.051cm" fo:min-width="24.507cm" fo:padding-top="0.1cm" fo:padding-bottom="0.1cm" fo:padding-left="0.1cm" fo:padding-right="0.1cm" fo:wrap-option="wrap" draw:shadow-color="#808080"/>
      <style:paragraph-properties style:writing-mode="lr-tb"/>
    </style:style>
    <style:style style:name="gr5" style:family="graphic">
      <style:graphic-properties draw:stroke="solid" svg:stroke-width="0.026cm" svg:stroke-color="#b2b2b2" svg:stroke-opacity="100%" draw:stroke-linejoin="round" draw:fill="solid" draw:fill-color="#ffff99" draw:textarea-horizontal-align="justify" draw:textarea-vertical-align="top" draw:auto-grow-height="false" fo:min-height="12.548cm" fo:min-width="12.128cm" fo:padding-top="0.1cm" fo:padding-bottom="0.1cm" fo:padding-left="0.1cm" fo:padding-right="0.1cm" fo:wrap-option="wrap" draw:shadow-color="#808080"/>
      <style:paragraph-properties style:writing-mode="lr-tb"/>
    </style:style>
    <style:style style:name="gr6" style:family="graphic">
      <style:graphic-properties fo:border="none"/>
    </style:style>
    <style:style style:name="gr7" style:family="graphic">
      <style:graphic-properties draw:stroke="solid" svg:stroke-width="0.026cm" svg:stroke-color="#b2b2b2" svg:stroke-opacity="100%" draw:stroke-linejoin="round" draw:fill="solid" draw:fill-color="#ffff99" draw:textarea-horizontal-align="justify" draw:textarea-vertical-align="top" draw:auto-grow-height="false" fo:min-height="1.77cm" fo:min-width="14.98cm" fo:padding-top="0.1cm" fo:padding-bottom="0.1cm" fo:padding-left="0.1cm" fo:padding-right="0.1cm" fo:wrap-option="wrap" draw:shadow-color="#808080"/>
      <style:paragraph-properties style:writing-mode="lr-tb"/>
    </style:style>
    <style:style style:name="gr8" style:family="graphic">
      <style:graphic-properties draw:stroke="solid" svg:stroke-width="0.026cm" svg:stroke-color="#b2b2b2" svg:stroke-opacity="100%" draw:stroke-linejoin="round" draw:fill="solid" draw:fill-color="#ffff99" draw:textarea-horizontal-align="justify" draw:textarea-vertical-align="top" draw:auto-grow-height="false" fo:min-height="0.796cm" fo:min-width="16.355cm" fo:padding-top="0.1cm" fo:padding-bottom="0.1cm" fo:padding-left="0.1cm" fo:padding-right="0.1cm" fo:wrap-option="wrap" draw:shadow-color="#808080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/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.928cm" svg:height="1.974cm" svg:x="0cm" svg:y="0.026c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name="Wykres funkcji y= ax + b " draw:style-name="gr2" draw:text-style-name="P3" svg:width="15.982cm" svg:height="8.731cm" svg:x="14.155cm" svg:y="4.001cm">
            <draw:object draw:notify-on-update-of-ranges="Wykres_liniowa1.D8:Wykres_liniowa1.D28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6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5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([.$A$8]*[.D8])+[.$B$8]" office:value-type="float" office:value="-8" calcext:value-type="float">
            <text:p>-8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([.$A$8]*[.D9])+[.$B$8]" office:value-type="float" office:value="-7" calcext:value-type="float">
            <text:p>-7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([.$A$8]*[.D10])+[.$B$8]" office:value-type="float" office:value="-6" calcext:value-type="float">
            <text:p>-6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([.$A$8]*[.D11])+[.$B$8]" office:value-type="float" office:value="-5" calcext:value-type="float">
            <text:p>-5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([.$A$8]*[.D12])+[.$B$8]" office:value-type="float" office:value="-4" calcext:value-type="float">
            <text:p>-4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([.$A$8]*[.D13])+[.$B$8]" office:value-type="float" office:value="-3" calcext:value-type="float">
            <text:p>-3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([.$A$8]*[.D14])+[.$B$8]" office:value-type="float" office:value="-2" calcext:value-type="float">
            <text:p>-2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([.$A$8]*[.D15])+[.$B$8]" office:value-type="float" office:value="-1" calcext:value-type="float">
            <text:p>-1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([.$A$8]*[.D16])+[.$B$8]" office:value-type="float" office:value="0" calcext:value-type="float">
            <text:p>0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([.$A$8]*[.D17])+[.$B$8]" office:value-type="float" office:value="1" calcext:value-type="float">
            <text:p>1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([.$A$8]*[.D18])+[.$B$8]" office:value-type="float" office:value="2" calcext:value-type="float">
            <text:p>2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([.$A$8]*[.D19])+[.$B$8]" office:value-type="float" office:value="3" calcext:value-type="float">
            <text:p>3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([.$A$8]*[.D20])+[.$B$8]" office:value-type="float" office:value="4" calcext:value-type="float">
            <text:p>4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([.$A$8]*[.D21])+[.$B$8]" office:value-type="float" office:value="5" calcext:value-type="float">
            <text:p>5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([.$A$8]*[.D22])+[.$B$8]" office:value-type="float" office:value="6" calcext:value-type="float">
            <text:p>6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([.$A$8]*[.D23])+[.$B$8]" office:value-type="float" office:value="7" calcext:value-type="float">
            <text:p>7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([.$A$8]*[.D24])+[.$B$8]" office:value-type="float" office:value="8" calcext:value-type="float">
            <text:p>8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([.$A$8]*[.D25])+[.$B$8]" office:value-type="float" office:value="9" calcext:value-type="float">
            <text:p>9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([.$A$8]*[.D26])+[.$B$8]" office:value-type="float" office:value="10" calcext:value-type="float">
            <text:p>10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([.$A$8]*[.D27])+[.$B$8]" office:value-type="float" office:value="11" calcext:value-type="float">
            <text:p>11</text:p>
          </table:table-cell>
          <table:table-cell table:number-columns-repeated="5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([.$A$8]*[.D28])+[.$B$8]" office:value-type="float" office:value="12" calcext:value-type="float">
            <text:p>12</text:p>
          </table:table-cell>
          <table:table-cell table:number-columns-repeated="59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3" draw:text-style-name="P4" svg:width="15.999cm" svg:height="8.999cm" svg:x="4.955cm" svg:y="2.243cm">
            <draw:object draw:notify-on-update-of-ranges="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5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53"/>
        </table:table-row>
        <table:table-row table:style-name="ro4">
          <table:table-cell table:style-name="ce8" table:formula="of:=[.$K$1]" office:value-type="float" office:value="-1" calcext:value-type="float">
            <text:p>-1</text:p>
          </table:table-cell>
          <table:table-cell table:style-name="ce10" table:formula="of:=IF([.A4]&gt;=1;[.A4]/([.A4]+2);IF([.A4]&gt;0;[.A4]*([.A4]/3);[.A4]/(-3)))" office:value-type="float" office:value="0.333333333333333" calcext:value-type="float">
            <text:p>0,333333333333333</text:p>
          </table:table-cell>
          <table:table-cell table:number-columns-repeated="62"/>
        </table:table-row>
        <table:table-row table:style-name="ro4">
          <table:table-cell table:style-name="ce8" table:formula="of:=[.A4] + [.$K$3]" office:value-type="float" office:value="-0.85" calcext:value-type="float">
            <text:p>-0,85</text:p>
          </table:table-cell>
          <table:table-cell table:style-name="ce10" table:formula="of:=IF([.A5]&gt;=1;[.A5]/([.A5]+2);IF([.A5]&gt;0;[.A5]*([.A5]/3);[.A5]/(-3)))" office:value-type="float" office:value="0.283333333333333" calcext:value-type="float">
            <text:p>0,283333333333333</text:p>
          </table:table-cell>
          <table:table-cell table:number-columns-repeated="62"/>
        </table:table-row>
        <table:table-row table:style-name="ro4">
          <table:table-cell table:style-name="ce8" table:formula="of:=[.A5] + [.$K$3]" office:value-type="float" office:value="-0.7" calcext:value-type="float">
            <text:p>-0,7</text:p>
          </table:table-cell>
          <table:table-cell table:style-name="ce10" table:formula="of:=IF([.A6]&gt;=1;[.A6]/([.A6]+2);IF([.A6]&gt;0;[.A6]*([.A6]/3);[.A6]/(-3)))" office:value-type="float" office:value="0.233333333333333" calcext:value-type="float">
            <text:p>0,233333333333333</text:p>
          </table:table-cell>
          <table:table-cell table:number-columns-repeated="62"/>
        </table:table-row>
        <table:table-row table:style-name="ro4">
          <table:table-cell table:style-name="ce8" table:formula="of:=[.A6] + [.$K$3]" office:value-type="float" office:value="-0.55" calcext:value-type="float">
            <text:p>-0,55</text:p>
          </table:table-cell>
          <table:table-cell table:style-name="ce10" table:formula="of:=IF([.A7]&gt;=1;[.A7]/([.A7]+2);IF([.A7]&gt;0;[.A7]*([.A7]/3);[.A7]/(-3)))" office:value-type="float" office:value="0.183333333333333" calcext:value-type="float">
            <text:p>0,183333333333333</text:p>
          </table:table-cell>
          <table:table-cell table:number-columns-repeated="62"/>
        </table:table-row>
        <table:table-row table:style-name="ro4">
          <table:table-cell table:style-name="ce8" table:formula="of:=[.A7] + [.$K$3]" office:value-type="float" office:value="-0.4" calcext:value-type="float">
            <text:p>-0,4</text:p>
          </table:table-cell>
          <table:table-cell table:style-name="ce10" table:formula="of:=IF([.A8]&gt;=1;[.A8]/([.A8]+2);IF([.A8]&gt;0;[.A8]*([.A8]/3);[.A8]/(-3)))" office:value-type="float" office:value="0.133333333333333" calcext:value-type="float">
            <text:p>0,133333333333333</text:p>
          </table:table-cell>
          <table:table-cell table:number-columns-repeated="62"/>
        </table:table-row>
        <table:table-row table:style-name="ro4">
          <table:table-cell table:style-name="ce8" table:formula="of:=[.A8] + [.$K$3]" office:value-type="float" office:value="-0.25" calcext:value-type="float">
            <text:p>-0,25</text:p>
          </table:table-cell>
          <table:table-cell table:style-name="ce10" table:formula="of:=IF([.A9]&gt;=1;[.A9]/([.A9]+2);IF([.A9]&gt;0;[.A9]*([.A9]/3);[.A9]/(-3)))" office:value-type="float" office:value="0.0833333333333333" calcext:value-type="float">
            <text:p>0,083333333333333</text:p>
          </table:table-cell>
          <table:table-cell table:number-columns-repeated="62"/>
        </table:table-row>
        <table:table-row table:style-name="ro4">
          <table:table-cell table:style-name="ce8" table:formula="of:=[.A9] + [.$K$3]" office:value-type="float" office:value="-0.1" calcext:value-type="float">
            <text:p>-0,1</text:p>
          </table:table-cell>
          <table:table-cell table:style-name="ce10" table:formula="of:=IF([.A10]&gt;=1;[.A10]/([.A10]+2);IF([.A10]&gt;0;[.A10]*([.A10]/3);[.A10]/(-3)))" office:value-type="float" office:value="0.0333333333333333" calcext:value-type="float">
            <text:p>0,033333333333333</text:p>
          </table:table-cell>
          <table:table-cell table:number-columns-repeated="62"/>
        </table:table-row>
        <table:table-row table:style-name="ro4">
          <table:table-cell table:style-name="ce8" table:formula="of:=[.A10] + [.$K$3]" office:value-type="float" office:value="0.0500000000000001" calcext:value-type="float">
            <text:p>0,05</text:p>
          </table:table-cell>
          <table:table-cell table:style-name="ce10" table:formula="of:=IF([.A11]&gt;=1;[.A11]/([.A11]+2);IF([.A11]&gt;0;[.A11]*([.A11]/3);[.A11]/(-3)))" office:value-type="float" office:value="0.000833333333333336" calcext:value-type="float">
            <text:p>0,000833333333333</text:p>
          </table:table-cell>
          <table:table-cell table:number-columns-repeated="62"/>
        </table:table-row>
        <table:table-row table:style-name="ro4">
          <table:table-cell table:style-name="ce8" table:formula="of:=[.A11] + [.$K$3]" office:value-type="float" office:value="0.2" calcext:value-type="float">
            <text:p>0,2</text:p>
          </table:table-cell>
          <table:table-cell table:style-name="ce10" table:formula="of:=IF([.A12]&gt;=1;[.A12]/([.A12]+2);IF([.A12]&gt;0;[.A12]*([.A12]/3);[.A12]/(-3)))" office:value-type="float" office:value="0.0133333333333333" calcext:value-type="float">
            <text:p>0,013333333333333</text:p>
          </table:table-cell>
          <table:table-cell table:number-columns-repeated="62"/>
        </table:table-row>
        <table:table-row table:style-name="ro4">
          <table:table-cell table:style-name="ce8" table:formula="of:=[.A12] + [.$K$3]" office:value-type="float" office:value="0.35" calcext:value-type="float">
            <text:p>0,35</text:p>
          </table:table-cell>
          <table:table-cell table:style-name="ce10" table:formula="of:=IF([.A13]&gt;=1;[.A13]/([.A13]+2);IF([.A13]&gt;0;[.A13]*([.A13]/3);[.A13]/(-3)))" office:value-type="float" office:value="0.0408333333333334" calcext:value-type="float">
            <text:p>0,040833333333333</text:p>
          </table:table-cell>
          <table:table-cell table:number-columns-repeated="62"/>
        </table:table-row>
        <table:table-row table:style-name="ro4">
          <table:table-cell table:style-name="ce8" table:formula="of:=[.A13] + [.$K$3]" office:value-type="float" office:value="0.5" calcext:value-type="float">
            <text:p>0,5</text:p>
          </table:table-cell>
          <table:table-cell table:style-name="ce10" table:formula="of:=IF([.A14]&gt;=1;[.A14]/([.A14]+2);IF([.A14]&gt;0;[.A14]*([.A14]/3);[.A14]/(-3)))" office:value-type="float" office:value="0.0833333333333334" calcext:value-type="float">
            <text:p>0,083333333333333</text:p>
          </table:table-cell>
          <table:table-cell table:number-columns-repeated="62"/>
        </table:table-row>
        <table:table-row table:style-name="ro4">
          <table:table-cell table:style-name="ce8" table:formula="of:=[.A14] + [.$K$3]" office:value-type="float" office:value="0.65" calcext:value-type="float">
            <text:p>0,65</text:p>
          </table:table-cell>
          <table:table-cell table:style-name="ce10" table:formula="of:=IF([.A15]&gt;=1;[.A15]/([.A15]+2);IF([.A15]&gt;0;[.A15]*([.A15]/3);[.A15]/(-3)))" office:value-type="float" office:value="0.140833333333333" calcext:value-type="float">
            <text:p>0,140833333333333</text:p>
          </table:table-cell>
          <table:table-cell table:number-columns-repeated="62"/>
        </table:table-row>
        <table:table-row table:style-name="ro4">
          <table:table-cell table:style-name="ce8" table:formula="of:=[.A15] + [.$K$3]" office:value-type="float" office:value="0.8" calcext:value-type="float">
            <text:p>0,8</text:p>
          </table:table-cell>
          <table:table-cell table:style-name="ce10" table:formula="of:=IF([.A16]&gt;=1;[.A16]/([.A16]+2);IF([.A16]&gt;0;[.A16]*([.A16]/3);[.A16]/(-3)))" office:value-type="float" office:value="0.213333333333333" calcext:value-type="float">
            <text:p>0,213333333333333</text:p>
          </table:table-cell>
          <table:table-cell table:number-columns-repeated="62"/>
        </table:table-row>
        <table:table-row table:style-name="ro4">
          <table:table-cell table:style-name="ce8" table:formula="of:=[.A16] + [.$K$3]" office:value-type="float" office:value="0.95" calcext:value-type="float">
            <text:p>0,95</text:p>
          </table:table-cell>
          <table:table-cell table:style-name="ce10" table:formula="of:=IF([.A17]&gt;=1;[.A17]/([.A17]+2);IF([.A17]&gt;0;[.A17]*([.A17]/3);[.A17]/(-3)))" office:value-type="float" office:value="0.300833333333333" calcext:value-type="float">
            <text:p>0,300833333333333</text:p>
          </table:table-cell>
          <table:table-cell table:number-columns-repeated="62"/>
        </table:table-row>
        <table:table-row table:style-name="ro4">
          <table:table-cell table:style-name="ce8" table:formula="of:=[.A17] + [.$K$3]" office:value-type="float" office:value="1.1" calcext:value-type="float">
            <text:p>1,1</text:p>
          </table:table-cell>
          <table:table-cell table:style-name="ce10" table:formula="of:=IF([.A18]&gt;=1;[.A18]/([.A18]+2);IF([.A18]&gt;0;[.A18]*([.A18]/3);[.A18]/(-3)))" office:value-type="float" office:value="0.354838709677419" calcext:value-type="float">
            <text:p>0,354838709677419</text:p>
          </table:table-cell>
          <table:table-cell table:number-columns-repeated="62"/>
        </table:table-row>
        <table:table-row table:style-name="ro4">
          <table:table-cell table:style-name="ce8" table:formula="of:=[.A18] + [.$K$3]" office:value-type="float" office:value="1.25" calcext:value-type="float">
            <text:p>1,25</text:p>
          </table:table-cell>
          <table:table-cell table:style-name="ce10" table:formula="of:=IF([.A19]&gt;=1;[.A19]/([.A19]+2);IF([.A19]&gt;0;[.A19]*([.A19]/3);[.A19]/(-3)))" office:value-type="float" office:value="0.384615384615385" calcext:value-type="float">
            <text:p>0,384615384615385</text:p>
          </table:table-cell>
          <table:table-cell table:number-columns-repeated="62"/>
        </table:table-row>
        <table:table-row table:style-name="ro4">
          <table:table-cell table:style-name="ce8" table:formula="of:=[.A19] + [.$K$3]" office:value-type="float" office:value="1.4" calcext:value-type="float">
            <text:p>1,4</text:p>
          </table:table-cell>
          <table:table-cell table:style-name="ce10" table:formula="of:=IF([.A20]&gt;=1;[.A20]/([.A20]+2);IF([.A20]&gt;0;[.A20]*([.A20]/3);[.A20]/(-3)))" office:value-type="float" office:value="0.411764705882353" calcext:value-type="float">
            <text:p>0,411764705882353</text:p>
          </table:table-cell>
          <table:table-cell table:number-columns-repeated="62"/>
        </table:table-row>
        <table:table-row table:style-name="ro4">
          <table:table-cell table:style-name="ce8" table:formula="of:=[.A20] + [.$K$3]" office:value-type="float" office:value="1.55" calcext:value-type="float">
            <text:p>1,55</text:p>
          </table:table-cell>
          <table:table-cell table:style-name="ce10" table:formula="of:=IF([.A21]&gt;=1;[.A21]/([.A21]+2);IF([.A21]&gt;0;[.A21]*([.A21]/3);[.A21]/(-3)))" office:value-type="float" office:value="0.436619718309859" calcext:value-type="float">
            <text:p>0,436619718309859</text:p>
          </table:table-cell>
          <table:table-cell table:number-columns-repeated="62"/>
        </table:table-row>
        <table:table-row table:style-name="ro4">
          <table:table-cell table:style-name="ce8" table:formula="of:=[.A21] + [.$K$3]" office:value-type="float" office:value="1.7" calcext:value-type="float">
            <text:p>1,7</text:p>
          </table:table-cell>
          <table:table-cell table:style-name="ce10" table:formula="of:=IF([.A22]&gt;=1;[.A22]/([.A22]+2);IF([.A22]&gt;0;[.A22]*([.A22]/3);[.A22]/(-3)))" office:value-type="float" office:value="0.459459459459459" calcext:value-type="float">
            <text:p>0,459459459459459</text:p>
          </table:table-cell>
          <table:table-cell table:number-columns-repeated="62"/>
        </table:table-row>
        <table:table-row table:style-name="ro4">
          <table:table-cell table:style-name="ce8" table:formula="of:=[.A22] + [.$K$3]" office:value-type="float" office:value="1.85" calcext:value-type="float">
            <text:p>1,85</text:p>
          </table:table-cell>
          <table:table-cell table:style-name="ce10" table:formula="of:=IF([.A23]&gt;=1;[.A23]/([.A23]+2);IF([.A23]&gt;0;[.A23]*([.A23]/3);[.A23]/(-3)))" office:value-type="float" office:value="0.48051948051948" calcext:value-type="float">
            <text:p>0,48051948051948</text:p>
          </table:table-cell>
          <table:table-cell table:number-columns-repeated="62"/>
        </table:table-row>
        <table:table-row table:style-name="ro4">
          <table:table-cell table:style-name="ce8" table:formula="of:=[.A23] + [.$K$3]" office:value-type="float" office:value="2" calcext:value-type="float">
            <text:p>2</text:p>
          </table:table-cell>
          <table:table-cell table:style-name="ce10" table:formula="of:=IF([.A24]&gt;=1;[.A24]/([.A24]+2);IF([.A24]&gt;0;[.A24]*([.A24]/3);[.A24]/(-3)))" office:value-type="float" office:value="0.5" calcext:value-type="float">
            <text:p>0,5</text:p>
          </table:table-cell>
          <table:table-cell table:number-columns-repeated="62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4" draw:text-style-name="P2" svg:width="24.707cm" svg:height="3.251cm" svg:x="0cm" svg:y="0.136c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∆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  <draw:frame draw:z-index="1" draw:style-name="gr3" draw:text-style-name="P4" svg:width="15.999cm" svg:height="8.999cm" svg:x="8.964cm" svg:y="3.705cm">
            <draw:object draw:notify-on-update-of-ranges="Wykres_kwadratowa1.D8:Wykres_kwadratowa1.D9 Wykres_kwadratowa1.D10:Wykres_kwadratowa1.D30 Wykres_kwadratowa1.E8:Wykres_kwadratowa1.E9 Wykres_kwadratowa1.E10:Wykres_kwadratowa1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6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([.D10]*[.D10])+[.$B$10]*[.D10]+[.$C$10]" office:value-type="float" office:value="93" calcext:value-type="float">
            <text:p>93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([.D11]*[.D11])+[.$B$10]*[.D11]+[.$C$10]" office:value-type="float" office:value="75" calcext:value-type="float">
            <text:p>75</text:p>
          </table:table-cell>
          <table:table-cell table:number-columns-repeated="5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 table:formula="of:=([.$B$10]*[.$B$10])-4*[.$A$10]*[.$C$10]" office:value-type="float" office:value="-11" calcext:value-type="float">
            <text:p>-11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([.D12]*[.D12])+[.$B$10]*[.D12]+[.$C$1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table:style-name="ce16" office:value-type="string" calcext:value-type="string">
            <text:p>x1</text:p>
          </table:table-cell>
          <table:table-cell table:style-name="ce39" table:formula="of:=IF([.B12] &gt; 0;(-[.$B$10]-SQRT([.B12]))/2;IF( [.B12] = 0;-[.$B$10]/2$a$10;&quot;BRAK ROZWIAZAN&quot;))" office:value-type="string" office:string-value="BRAK ROZWIAZAN" calcext:value-type="string">
            <text:p>BRAK ROZWIAZAN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([.D13]*[.D13])+[.$B$10]*[.D13]+[.$C$1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table:style-name="ce16" office:value-type="string" calcext:value-type="string">
            <text:p>x2</text:p>
          </table:table-cell>
          <table:table-cell table:style-name="ce5" table:formula="of:=IF([.B12] &gt; 0 ;(-[.$B$10]+SQRT([.B12]))/2;&quot;BRAK ROZWIAZAN&quot;)" office:value-type="string" office:string-value="BRAK ROZWIAZAN" calcext:value-type="string">
            <text:p>BRAK ROZWIAZAN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([.D14]*[.D14])+[.$B$10]*[.D14]+[.$C$1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([.D15]*[.D15])+[.$B$10]*[.D15]+[.$C$10]" office:value-type="float" office:value="23" calcext:value-type="float">
            <text:p>23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([.D16]*[.D16])+[.$B$10]*[.D16]+[.$C$10]" office:value-type="float" office:value="15" calcext:value-type="float">
            <text:p>15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([.D17]*[.D17])+[.$B$10]*[.D17]+[.$C$10]" office:value-type="float" office:value="9" calcext:value-type="float">
            <text:p>9</text:p>
          </table:table-cell>
          <table:table-cell table:number-columns-repeated="59"/>
        </table:table-row>
        <table:table-row table:style-name="ro6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([.D18]*[.D18])+[.$B$10]*[.D18]+[.$C$10]"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style-name="ce5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([.D19]*[.D19])+[.$B$10]*[.D19]+[.$C$10]"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([.D20]*[.D20])+[.$B$10]*[.D20]+[.$C$10]"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([.D21]*[.D21])+[.$B$10]*[.D21]+[.$C$10]"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([.D22]*[.D22])+[.$B$10]*[.D22]+[.$C$10]"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([.D23]*[.D23])+[.$B$10]*[.D23]+[.$C$10]" office:value-type="float" office:value="15" calcext:value-type="float">
            <text:p>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([.D24]*[.D24])+[.$B$10]*[.D24]+[.$C$10]" office:value-type="float" office:value="23" calcext:value-type="float">
            <text:p>23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([.D25]*[.D25])+[.$B$10]*[.D25]+[.$C$1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([.D26]*[.D26])+[.$B$10]*[.D26]+[.$C$1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([.D27]*[.D27])+[.$B$10]*[.D27]+[.$C$1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([.D28]*[.D28])+[.$B$10]*[.D28]+[.$C$1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([.D29]*[.D29])+[.$B$10]*[.D29]+[.$C$10]" office:value-type="float" office:value="93" calcext:value-type="float">
            <text:p>93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([.D30]*[.D30])+[.$B$10]*[.D30]+[.$C$10]" office:value-type="float" office:value="113" calcext:value-type="float">
            <text:p>113</text:p>
          </table:table-cell>
          <table:table-cell table:number-columns-repeated="59"/>
        </table:table-row>
        <table:table-row table:style-name="ro2" table:number-rows-repeated="104854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ykres_kwadratowa2" table:style-name="ta4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Pasek przewijania 1" form:control-implementation="ooo:com.sun.star.form.component.ScrollBar" xml:id="control1" form:id="control1" form:value="0" form:linked-cell="Wykres_kwadratowa2.C6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2" form:control-implementation="ooo:com.sun.star.form.component.ScrollBar" xml:id="control2" form:id="control2" form:value="0" form:linked-cell="Wykres_kwadratowa2.C7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Pasek przewijania 3" form:control-implementation="ooo:com.sun.star.form.component.ScrollBar" xml:id="control3" form:id="control3" form:value="0" form:linked-cell="Wykres_kwadratowa2.C8" form:delay-for-repeat="PT0.050000000S" form:min-value="0" form:max-value="101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custom-shape draw:z-index="0" draw:name="Prostokąt 5" draw:style-name="gr5" draw:text-style-name="P2" svg:width="12.328cm" svg:height="12.748cm" svg:x="17.075cm" svg:y="0c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  <draw:control draw:z-index="1" draw:style-name="gr6" draw:text-style-name="P5" svg:width="3.882cm" svg:height="0.873cm" svg:x="4.305cm" svg:y="2.593cm" draw:control="control1"/>
          <draw:control draw:z-index="2" draw:style-name="gr6" draw:text-style-name="P5" svg:width="4.044cm" svg:height="0.741cm" svg:x="4.195cm" svg:y="3.651cm" draw:control="control2"/>
          <draw:control draw:z-index="3" draw:style-name="gr6" draw:text-style-name="P5" svg:width="4.044cm" svg:height="0.767cm" svg:x="4.168cm" svg:y="4.657cm" draw:control="control3"/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7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/>
          <table:table-cell table:style-name="ce19" office:value-type="string" calcext:value-type="string">
            <text:p>y</text:p>
          </table:table-cell>
          <table:table-cell table:style-name="ce5" table:formula="of:=d6h6" office:value-type="string" office:string-value="" calcext:value-type="error">
            <text:p>#NAZWA?</text:p>
          </table:table-cell>
          <table:table-cell table:style-name="ce5" table:number-columns-repeated="10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8">
          <table:table-cell/>
          <table:table-cell table:style-name="ce19" office:value-type="string" calcext:value-type="string">
            <text:p>a</text:p>
          </table:table-cell>
          <table:table-cell table:style-name="ce5" table:formula="of:=([.A6]-50)/50" office:value-type="float" office:value="-1" calcext:value-type="float">
            <text:p>-1</text:p>
          </table:table-cell>
          <table:table-cell table:number-columns-repeated="1021"/>
        </table:table-row>
        <table:table-row table:style-name="ro8">
          <table:table-cell/>
          <table:table-cell table:style-name="ce19" office:value-type="string" calcext:value-type="string">
            <text:p>b</text:p>
          </table:table-cell>
          <table:table-cell table:style-name="ce5" table:formula="of:=([.A7]-50)/10" office:value-type="float" office:value="-5" calcext:value-type="float">
            <text:p>-5</text:p>
          </table:table-cell>
          <table:table-cell table:number-columns-repeated="1021"/>
        </table:table-row>
        <table:table-row table:style-name="ro8">
          <table:table-cell/>
          <table:table-cell table:style-name="ce19" office:value-type="string" calcext:value-type="string">
            <text:p>c</text:p>
          </table:table-cell>
          <table:table-cell table:style-name="ce5" table:formula="of:=([.A8]-50)/4" office:value-type="float" office:value="-12.5" calcext:value-type="float">
            <text:p>-12,5</text:p>
          </table:table-cell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tangens" table:style-name="ta5">
        <table:shapes>
          <draw:custom-shape draw:z-index="0" draw:name="Prostokąt 2" draw:style-name="gr7" draw:text-style-name="P2" svg:width="15.18cm" svg:height="1.97cm" svg:x="0.028cm" svg:y="0.026c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61" table:default-cell-style-name="ce18"/>
        <table:table-row table:style-name="ro1" table:number-rows-repeated="4">
          <table:table-cell table:number-columns-repeated="6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61"/>
        </table:table-row>
        <table:table-row table:style-name="ro1" table:number-rows-repeated="37">
          <table:table-cell table:style-name="ce5"/>
          <table:table-cell table:style-name="ce22" table:number-columns-repeated="2"/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1" table:number-rows-repeated="28">
          <table:table-cell table:number-columns-repeated="64"/>
        </table:table-row>
        <table:table-row table:style-name="ro9" table:number-rows-repeated="1048504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Wykres_logarytm" table:style-name="ta6">
        <table:shapes>
          <draw:custom-shape draw:z-index="0" draw:name="Prostokąt 2" draw:style-name="gr8" draw:text-style-name="P7" svg:width="16.555cm" svg:height="0.996cm" svg:x="0.028cm" svg:y="0.026cm">
            <text:p text:style-name="P6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62" table:default-cell-style-name="ce18"/>
        <table:table-row table:style-name="ro1" table:number-rows-repeated="3">
          <table:table-cell table:number-columns-repeated="6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62"/>
        </table:table-row>
        <table:table-row table:style-name="ro1" table:number-rows-repeated="30">
          <table:table-cell table:style-name="ce5"/>
          <table:table-cell table:style-name="ce22"/>
          <table:table-cell table:number-columns-repeated="62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.00.0000</text:date>, <text:time style:data-style-name="N2" text:time-value="14:07:06.1304108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P</meta:initial-creator>
    <meta:creation-date>2002-12-09T19:55:59</meta:creation-date>
    <dc:date>2020-10-12T14:21:09.672859277</dc:date>
    <meta:editing-cycles>79</meta:editing-cycles>
    <meta:editing-duration>PT2H28M19S</meta:editing-duration>
    <meta:generator>LibreOffice/6.4.6.2$Linux_X86_64 LibreOffice_project/40$Build-2</meta:generator>
    <meta:document-statistic meta:table-count="6" meta:cell-count="201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interval-major="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8.732cm" xlink:href=".." xlink:type="simple" chart:class="chart:scatter" chart:style-name="ch1">
        <chart:plot-area chart:style-name="ch2" table:cell-range-address="Wykres_liniowa1.D8:Wykres_liniowa1.E28" svg:x="0.319cm" svg:y="0.114cm" svg:width="15.523cm" svg:height="8.448cm">
          <chartooo:coordinate-region svg:x="0.557cm" svg:y="0.313cm" svg:width="15.098cm" svg:height="8.0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1.E8:Wykres_liniowa1.E28" chart:class="chart:scatter">
            <chart:domain table:cell-range-address="Wykres_liniowa1.D8:Wykres_liniowa1.D2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Wykres_liniowa2.B4:Wykres_liniowa2.B24" svg:x="0.32cm" svg:y="0.18cm" svg:width="12.323cm" svg:height="8.64cm">
          <chartooo:coordinate-region svg:x="1.047cm" svg:y="0.38cm" svg:width="11.4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class="chart:line">
            <chart:data-point chart:repeated="21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33333333333336">
                <text:p>0.00083333333333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051948051948">
                <text:p>0.4805194805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3cm" svg:y="4.201cm" style:legend-expansion="high" chart:style-name="ch2"/>
        <chart:plot-area chart:style-name="ch3" table:cell-range-address="Wykres_kwadratowa1.D8:Wykres_kwadratowa1.E30" chart:data-source-has-labels="row" svg:x="0.32cm" svg:y="0.18cm" svg:width="11.423cm" svg:height="8.64cm">
          <chartooo:coordinate-region svg:x="0.558cm" svg:y="0.379cm" svg:width="10.9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kwadratowa1.E10:Wykres_kwadratowa1.E30" chart:label-cell-address="Wykres_kwadratowa1.E8:Wykres_kwadratowa1.E9" chart:class="chart:scatter">
            <chart:domain table:cell-range-address="Wykres_kwadratowa1.D10:Wykres_kwadratowa1.D30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wartość funkcji y</text:p>
                <text:list>
                  <text:list-item>
                    <text:p>wartość funkcji</text:p>
                  </text:list-item>
                  <text:list-item>
                    <text:p>y</text:p>
                  </text:list-item>
                </text:list>
                <draw:g>
                  <svg:desc>Wykres_kwadratowa1.E8:Wykres_kwadratowa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kwadratowa1.D10:Wykres_kwadratowa1.D30</svg:desc>
                </draw:g>
              </table:table-cell>
              <table:table-cell office:value-type="float" office:value="93">
                <text:p>93</text:p>
                <draw:g>
                  <svg:desc>Wykres_kwadratowa1.E10:Wykres_kwadratowa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